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.499cm" style:contextual-spacing="false" fo:line-height="150%"/>
      <style:text-properties officeooo:paragraph-rsid="005f861f"/>
    </style:style>
    <style:style style:name="P2" style:family="paragraph" style:parent-style-name="Text_20_body" style:list-style-name="L1">
      <style:text-properties officeooo:paragraph-rsid="0061810c"/>
    </style:style>
    <style:style style:name="P3" style:family="paragraph" style:parent-style-name="Text_20_body" style:list-style-name="L1"/>
    <style:style style:name="P4" style:family="paragraph" style:parent-style-name="Text_20_body">
      <style:text-properties officeooo:paragraph-rsid="005f861f"/>
    </style:style>
    <style:style style:name="P5" style:family="paragraph" style:parent-style-name="Text_20_body" style:list-style-name="L2">
      <style:text-properties officeooo:paragraph-rsid="005f861f"/>
    </style:style>
    <style:style style:name="T1" style:family="text">
      <style:text-properties fo:font-variant="normal" fo:text-transform="none" fo:color="#222222" loext:opacity="100%" style:font-name="Arial" fo:font-size="10.5pt" fo:letter-spacing="normal" fo:font-style="normal" fo:font-weight="normal"/>
    </style:style>
    <style:style style:name="T2" style:family="text">
      <style:text-properties officeooo:rsid="005f861f"/>
    </style:style>
    <style:style style:name="T3" style:family="text">
      <style:text-properties officeooo:rsid="0061810c"/>
    </style:style>
    <style:style style:name="T4" style:family="text">
      <style:text-properties fo:text-transform="upperca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Call to Worship</text:span> (<text:span text:style-name="T1">Revelation 5:13-14</text:span>) / <text:span text:style-name="Strong_20_Emphasis">Opening prayer</text:span> (<text:span text:style-name="T2">Douglas Milne</text:span>)</text:p>
      <text:p text:style-name="Text_20_body"><text:span text:style-name="Strong_20_Emphasis">Praise</text:span>: <text:span text:style-name="Emphasis">Blest be the everlasting God (Rej 239)</text:span></text:p>
      <text:p text:style-name="Text_20_body"><text:span text:style-name="Strong_20_Emphasis">Bible Reading</text:span>: Deuteronomy 16:1-17 (Tim A)</text:p>
      <text:p text:style-name="Text_20_body"><text:span text:style-name="Strong_20_Emphasis">Announcements</text:span> (JA)</text:p>
      <text:list text:style-name="L1">
        <text:list-item>
          <text:p text:style-name="P2"><text:span text:style-name="Emphasis"><text:span text:style-name="T3">Mook unwell – please pray</text:span></text:span></text:p>
        </text:list-item>
        <text:list-item>
          <text:p text:style-name="P2"><text:span text:style-name="Emphasis">Ripple Effect</text:span> next Saturday (19th)</text:p>
        </text:list-item>
        <text:list-item>
          <text:p text:style-name="P3"><text:span text:style-name="Emphasis">Trivia and Lunch</text:span> in August (17th)</text:p>
        </text:list-item>
        <text:list-item>
          <text:p text:style-name="P3"><text:span text:style-name="Emphasis">Carols</text:span> meeting after morning tea</text:p>
        </text:list-item>
        <text:list-item>
          <text:p text:style-name="P3">Reminder of <text:span text:style-name="Emphasis">Church Camp</text:span></text:p>
        </text:list-item>
        <text:list-item>
          <text:p text:style-name="P3">Keep praying for <text:span text:style-name="Emphasis">selection committee</text:span></text:p>
        </text:list-item>
      </text:list>
      <text:p text:style-name="Text_20_body"><text:span text:style-name="Strong_20_Emphasis">Mission Spot</text:span> (Gaye M)</text:p>
      <text:p text:style-name="Text_20_body"><text:span text:style-name="Strong_20_Emphasis">Praise</text:span>:<text:span text:style-name="Emphasis"> Lord, enthroned in heavenly splendour </text:span><text:span text:style-name="Emphasis"><text:span text:style-name="T2">(</text:span></text:span><text:span text:style-name="Emphasis">Rej 243</text:span><text:span text:style-name="Emphasis"><text:span text:style-name="T2">)</text:span></text:span></text:p>
      <text:p text:style-name="Text_20_body"><text:span text:style-name="Strong_20_Emphasis">Prayer for the church and the world</text:span>  (J<text:span text:style-name="T2">ohn A</text:span>)</text:p>
      <text:p text:style-name="Text_20_body"><text:span text:style-name="Strong_20_Emphasis">Bible reading</text:span>: Deuteronomy 16:1-17; Revelation 1:9-18; 14:14-20 (Pamela W)</text:p>
      <text:p text:style-name="Text_20_body"><text:span text:style-name="Strong_20_Emphasis">Praise</text:span>: <text:span text:style-name="Emphasis">Great God, what do I see and hear </text:span><text:span text:style-name="Emphasis"><text:span text:style-name="T2">(</text:span></text:span><text:span text:style-name="Emphasis">Rej 259</text:span><text:span text:style-name="Emphasis"><text:span text:style-name="T2">)</text:span></text:span></text:p>
      <text:p text:style-name="Text_20_body"><text:span text:style-name="Strong_20_Emphasis">Sermon</text:span>: “<text:span text:style-name="T4">The General Judgement</text:span>” (<text:span text:style-name="T2">DM</text:span>)</text:p>
      <text:p text:style-name="Text_20_body"><text:span text:style-name="Strong_20_Emphasis">Praise</text:span>: <text:span text:style-name="Emphasis">Come, you thankful people, come </text:span><text:span text:style-name="Emphasis"><text:span text:style-name="T2">(</text:span></text:span><text:span text:style-name="Emphasis">Rej 611</text:span><text:span text:style-name="Emphasis"><text:span text:style-name="T2">)</text:span></text:span></text:p>
      <text:p text:style-name="Text_20_body"><text:span text:style-name="Strong_20_Emphasis">Benediction</text:span> (<text:span text:style-name="T2">DM</text:span>)</text:p>
      <text:p text:style-name="Text_20_body"/>
      <text:p text:style-name="Text_20_body"><text:span text:style-name="Strong_20_Emphasis">Sermon Outline</text:span></text:p>
      <text:p text:style-name="P4">“<text:span text:style-name="T4">The General Judgement</text:span>”   (Revelation 14:14-20)</text:p>
      <text:p text:style-name="P4">Introduction</text:p>
      <text:list text:style-name="L2">
        <text:list-item>
          <text:p text:style-name="P5"><text:s text:c="2"/>The Son of Man is the Judge (v14)</text:p>
        </text:list-item>
        <text:list-item>
          <text:p text:style-name="P5"><text:s text:c="2"/>The Ingathering of Christ’s People (vv15-16)</text:p>
        </text:list-item>
        <text:list-item>
          <text:p text:style-name="P5"><text:s text:c="2"/>The Casting out of the Wicked (vv16-20)</text:p>
        </text:list-item>
      </text:list>
      <text:p text:style-name="Text_20_body">Conclus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pening_5f_Verse" style:display-name="Opening_Verse" style:family="paragraph" style:parent-style-name="Text_20_body">
      <loext:graphic-properties draw:fill="none" draw:fill-color="#729fcf"/>
      <style:paragraph-properties fo:margin-left="2cm" fo:margin-right="0cm" fo:margin-top="0.101cm" fo:margin-bottom="0.499cm" style:contextual-spacing="false" fo:line-height="115%" fo:text-indent="-1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Liberation Serif" fo:font-family="'Liberation Serif'" style:font-family-generic="roman" style:font-pitch="variable" fo:font-size="14pt" style:text-underline-style="none" fo:font-weight="bold" officeooo:rsid="0042820b" style:text-blinking="false" fo:background-color="transparent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546872"/>
    </style:style>
    <style:style style:name="MT2" style:family="text">
      <style:text-properties officeooo:rsid="005abe27"/>
    </style:style>
    <style:style style:name="MT3" style:family="text">
      <style:text-properties officeooo:rsid="00495328"/>
    </style:style>
    <style:style style:name="MT4" style:family="text">
      <style:text-properties officeooo:rsid="004b0446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1</text:span><text:span text:style-name="MT2">3</text:span><text:span text:style-name="MT3">th</text:span> <text:span text:style-name="MT1">Ju</text:span><text:span text:style-name="MT2">ly</text:span><text:span text:style-name="MT4"> 2025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2:27:46.588100406</meta:creation-date>
    <dc:date>2025-07-12T21:32:36.884366906</dc:date>
    <meta:editing-duration>PT7H4M22S</meta:editing-duration>
    <meta:editing-cycles>53</meta:editing-cycles>
    <meta:generator>LibreOffice/24.8.7.2$Linux_X86_64 LibreOffice_project/f4f281f562fb585d46b0af5755dfe1eb6adc047f</meta:generator>
    <meta:print-date>2024-02-03T21:06:33.278074986</meta:print-date>
    <meta:document-statistic meta:table-count="0" meta:image-count="0" meta:object-count="0" meta:page-count="1" meta:paragraph-count="26" meta:word-count="156" meta:character-count="953" meta:non-whitespace-character-count="822"/>
  </office:meta>
</office:document-meta>
</file>